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automatic-styles>
    <style:style style:name="P1" style:family="paragraph" style:parent-style-name="Heading_20_4">
      <style:text-properties fo:color="#000000" loext:opacity="100%" style:font-name="Open Sans" fo:font-size="10.5pt" fo:letter-spacing="normal" fo:font-style="italic" fo:font-weight="normal" officeooo:rsid="001967f6" officeooo:paragraph-rsid="001967f6"/>
    </style:style>
    <style:style style:name="P2" style:family="paragraph" style:parent-style-name="Heading_20_5">
      <style:paragraph-properties fo:margin-left="0.265cm" fo:margin-right="0.265cm" fo:margin-top="0.132cm" fo:margin-bottom="0.529cm" style:contextual-spacing="false" style:line-height-at-least="0.37cm" fo:text-align="center" style:justify-single-word="false" fo:orphans="2" fo:widows="2" fo:text-indent="0cm" style:auto-text-indent="false" fo:padding="0cm" fo:border="none"/>
      <style:text-properties fo:font-variant="normal" fo:text-transform="none" fo:color="#000000" loext:opacity="100%" style:font-name="Open Sans" fo:font-size="9pt" fo:letter-spacing="normal" fo:font-style="normal" fo:font-weight="normal"/>
    </style:style>
    <style:style style:name="P3" style:family="paragraph" style:parent-style-name="Text_20_body">
      <style:paragraph-properties fo:margin-left="0.741cm" fo:margin-right="0.741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loext:padding="0cm" loext:border="none"/>
    </style:style>
    <style:style style:name="P4" style:family="paragraph" style:parent-style-name="Standard">
      <style:text-properties officeooo:rsid="001967f6" officeooo:paragraph-rsid="001967f6"/>
    </style:style>
    <style:style style:name="P5" style:family="paragraph" style:parent-style-name="Standard">
      <style:paragraph-properties fo:text-align="center" style:justify-single-word="false"/>
      <style:text-properties fo:font-size="18pt" fo:font-weight="bold" officeooo:rsid="001967f6" officeooo:paragraph-rsid="001967f6" style:font-size-asian="18pt" style:font-weight-asian="bold" style:font-size-complex="18pt" style:font-weight-complex="bold"/>
    </style:style>
    <style:style style:name="P6" style:family="paragraph" style:parent-style-name="Standard">
      <style:text-properties officeooo:paragraph-rsid="001967f6"/>
    </style:style>
    <style:style style:name="P7" style:family="paragraph" style:parent-style-name="Standard">
      <style:paragraph-properties>
        <style:tab-stops>
          <style:tab-stop style:position="13.891cm" style:type="right"/>
        </style:tab-stops>
      </style:paragraph-properties>
      <style:text-properties officeooo:rsid="001e5e58" officeooo:paragraph-rsid="001e5e58"/>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0" style:family="paragraph" style:parent-style-name="Text_20_body">
      <style:paragraph-properties fo:margin-left="0.741cm" fo:margin-right="0.741cm" fo:margin-top="0cm" fo:margin-bottom="0.397cm" style:contextual-spacing="false" fo:text-align="justify" style:justify-single-word="false" fo:orphans="2" fo:widows="2" fo:text-indent="0cm" style:auto-text-indent="false" fo:padding="0cm" fo:border="none"/>
      <style:text-properties loext:padding="0cm" loext:border="none"/>
    </style:style>
    <style:style style:name="P11" style:family="paragraph" style:parent-style-name="Text_20_body">
      <style:paragraph-properties fo:margin-left="0.741cm" fo:margin-right="0.741cm" fo:margin-top="0.265cm" fo:margin-bottom="0.265cm" style:contextual-spacing="false" fo:text-align="center" style:justify-single-word="false" fo:orphans="2" fo:widows="2" fo:text-indent="0cm" style:auto-text-indent="false"/>
    </style:style>
    <style:style style:name="P1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loext:opacity="100%" style:text-outline="false" style:text-line-through-style="none" style:text-line-through-type="none" style:text-position="0% 100%" style:font-name="Arial"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4"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c9211e" loext:opacity="100%" style:text-outline="false" style:text-line-through-style="none" style:text-line-through-type="none" style:text-position="0% 100%" style:font-name="Arial"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15" style:family="paragraph">
      <style:paragraph-properties fo:text-align="center"/>
    </style:style>
    <style:style style:name="P16" style:family="paragraph">
      <loext:graphic-properties draw:fill="none" draw:fill-color="#ffffff"/>
      <style:paragraph-properties fo:text-align="center" style:writing-mode="lr-tb"/>
    </style:style>
    <style:style style:name="P17" style:family="paragraph">
      <loext:graphic-properties draw:fill="none" draw:fill-color="#ffffff"/>
      <style:paragraph-properties style:writing-mode="lr-tb"/>
    </style:style>
    <style:style style:name="T1" style:family="text">
      <style:text-properties fo:color="#ffffff" loext:opacity="100%"/>
    </style:style>
    <style:style style:name="T2" style:family="text">
      <style:text-properties fo:font-variant="normal" fo:text-transform="none" fo:color="#ffffff" loext:opacity="100%" style:text-outline="false" style:text-line-through-style="none" style:text-line-through-type="none" style:text-position="0% 100%" style:font-name="Arial"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Sect1" style:family="section">
      <style:section-properties fo:margin-left="0cm" fo:margin-right="0cm" style:editable="false">
        <style:columns fo:column-count="1" fo:column-gap="0cm"/>
      </style:section-properties>
    </style:style>
    <style:style style:name="gr1" style:family="graphic">
      <style:graphic-properties draw:stroke="solid" svg:stroke-width="0cm" svg:stroke-color="#3465a4" draw:marker-start-width="0.353cm" draw:marker-end-width="0.353cm" draw:fill="none" draw:fill-color="#ffffff" draw:textarea-vertical-align="middle" fo:min-height="4.198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cm" svg:stroke-color="#3465a4" draw:marker-start-width="0.353cm" draw:marker-end-width="0.353cm" draw:fill="none" draw:fill-color="#ffffff" draw:textarea-vertical-align="middle" fo:min-height="4.198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onvention bipartite</text:p>
      <text:p text:style-name="P4"/>
      <text:p text:style-name="P4"/>
      <text:h text:style-name="P1" text:outline-level="4">"Neque porro quisquam est qui dolorem ipsum quia dolor sit amet, consectetur, adipisci velit..."</text:h>
      <text:h text:style-name="P2" text:outline-level="5">"There is no one who loves pain itself, who seeks after it and wants to have it, simply because it is pain..."</text:h>
      <text:p text:style-name="Horizontal_20_Line"/>
      <text:section text:style-name="Sect1" text:name="Content">
        <text:p text:style-name="P11"><draw:frame draw:style-name="fr2" draw:name="bannerL" text:anchor-type="paragraph" svg:width="4.233cm" draw:z-index="0"><draw:text-box fo:min-height="0.265cm"><text:section text:style-name="Sect1" text:name="div-gpt-ad-1474537762122-2"><text:p text:style-name="P8"/><text:section text:style-name="Sect1" text:name="google_ads_iframe_/15188745/Lipsum-Unit3_0__container__"><text:p text:style-name="P9"/></text:section></text:section></draw:text-box></draw:frame><draw:frame draw:style-name="fr1" draw:name="bannerR" text:anchor-type="paragraph" svg:width="4.233cm" draw:z-index="1"><draw:text-box fo:min-height="0.265cm"><text:section text:style-name="Sect1" text:name="div-gpt-ad-1474537762122-3"><text:p text:style-name="P8"/><text:section text:style-name="Sect1" text:name="google_ads_iframe_/15188745/Lipsum-Unit4_0__container__"><text:p text:style-name="P9"/></text:section></text:section></draw:text-box></draw:frame></text:p>
        <text:section text:style-name="Sect1" text:name="lipsum">
          <text:p text:style-name="P10">Lorem ipsum dolor sit amet, consectetur adipiscing elit. Vestibulum pellentesque tincidunt enim nec mollis. Nunc euismod nisi dictum, hendrerit ex eget, efficitur purus. Duis posuere, nulla accumsan cursus euismod, ligula augue eleifend turpis, nec efficitur nibh justo at diam. Duis quis fringilla nunc. Lorem ipsum dolor sit amet, consectetur adipiscing elit. Proin fringilla metus quis libero blandit maximus. Donec arcu lectus, lobortis ac sapien eget, tincidunt mattis tortor.</text:p>
          <text:p text:style-name="P3">In vitae dapibus eros. Nulla facilisi. Suspendisse ac ornare felis. Donec lectus urna, porta et condimentum vel, convallis quis quam. Vestibulum ante ipsum primis in faucibus orci luctus et ultrices posuere cubilia curae; Aliquam lobortis nisl at diam faucibus lobortis. Vivamus consectetur, nibh tempor laoreet tristique, urna dui egestas quam, quis suscipit purus nulla quis elit. Duis non tempor velit. Nam vestibulum ipsum at felis ultricies accumsan. Morbi eu mattis ipsum, in iaculis mi. Praesent dignissim, urna eu dictum vulputate, nisl neque ultrices ligula, nec maximus arcu lorem vitae magna.</text:p>
          <text:p text:style-name="P3">Proin dignissim risus libero, sed euismod lectus mattis in. Curabitur eleifend nulla ut est varius mattis. Nulla lacinia tortor non tincidunt pharetra. Lorem ipsum dolor sit amet, consectetur adipiscing elit. Duis sit amet faucibus nisl. Cras vitae pretium arcu. Proin dictum aliquet metus, eu ultricies metus lacinia et. Quisque et elit non mi rhoncus sagittis a eget ipsum. Aenean tempor vestibulum sem vel rhoncus. Quisque at scelerisque neque, mollis elementum quam. Donec congue lobortis vestibulum. Vestibulum mattis leo at pretium ornare. Duis vitae rutrum nisi, sagittis dictum odio.</text:p>
          <text:p text:style-name="P3">Integer nulla ipsum, viverra vitae enim in, interdum varius velit. Donec dignissim sapien condimentum est hendrerit semper. In semper consequat elementum. Curabitur commodo ac nunc quis cursus. Ut vehicula velit arcu, nec scelerisque lorem accumsan a. Morbi sed interdum nibh. In at dictum tortor, vel mattis ex. Etiam feugiat quam nisl. Duis augue metus, viverra a rutrum ut, auctor vel odio. Fusce sit amet nisl sit amet metus lobortis blandit. Ut vel enim vehicula, mollis odio eu, dignissim diam. Donec auctor nulla in tincidunt porttitor. Mauris porta vel augue ut commodo. Sed lacinia sed arcu eu interdum.</text:p>
          <text:p text:style-name="P3">Nullam tempus fringilla ante, ut tristique sem maximus vel. Cras ipsum dui, blandit id mi sed, dignissim tempus est. Phasellus sollicitudin semper eros, sit amet egestas sem pharetra in. Maecenas elementum tincidunt lorem, quis suscipit dui vulputate eget. Vivamus eleifend, massa eget eleifend porta, ipsum neque facilisis velit, eu eleifend arcu elit nec diam. Integer ornare ultrices diam sit amet finibus. Praesent vel massa tellus. Morbi elementum justo in nisl suscipit, sed placerat ipsum tristique. Morbi aliquet iaculis egestas. Nulla accumsan est nec ultrices imperdiet. Proin feugiat rhoncus rhoncus. Pellentesque ut odio rhoncus elit finibus pretium sit amet sit amet velit. Nam sollicitudin magna non lectus consequat accumsan. Aenean massa mi, tincidunt in orci at, ornare tempor tellus.</text:p>
          <text:p text:style-name="P3"><text:soft-page-break/>Aliquam erat volutpat. Vestibulum ante ipsum primis in faucibus orci luctus et ultrices posuere cubilia curae; Sed tempor auctor risus, eget finibus nulla cursus non. Suspendisse ac sodales lacus. Aenean eu porta nisi, non interdum nunc. Mauris pretium, enim vel scelerisque ultricies, arcu odio euismod sapien, facilisis sagittis odio lacus eu lorem. Sed vehicula posuere imperdiet. Proin tempor odio vel justo vehicula vehicula. Vivamus sapien risus, venenatis non velit dignissim, luctus finibus augue. Vestibulum sit amet velit molestie, faucibus diam vel, gravida elit.</text:p>
          <text:p text:style-name="P3">Nulla dignissim pellentesque tellus, sit amet commodo ex pharetra eu. Maecenas sed nisl ut ligula pharetra tristique et eu erat. Duis vitae dui eu elit egestas finibus nec et lectus. Sed sed auctor ex, in accumsan lectus. Maecenas sit amet erat posuere, egestas nulla at, iaculis urna. Vivamus sit amet consectetur mi, sit amet tempus quam. Phasellus dolor erat, porta non ultricies condimentum, commodo eu metus. Morbi semper leo lobortis, faucibus nisi id, semper nunc. Proin vel nisl a ante laoreet pretium. Morbi varius vehicula leo sed molestie. Nullam velit ipsum, accumsan non pulvinar a, varius at erat. Maecenas at vehicula velit, at dignissim tortor.</text:p>
          <text:p text:style-name="P3">Etiam sed velit vitae nisl congue lacinia quis nec tortor. Ut vel dictum augue, eget hendrerit risus. Lorem ipsum dolor sit amet, consectetur adipiscing elit. Praesent quis consectetur nunc. Duis eros purus, scelerisque sed mattis non, dictum eget elit. Phasellus non sapien ac ante facilisis tincidunt in in arcu. Suspendisse dignissim at mauris at eleifend. Phasellus elementum vitae elit vel ultrices. Donec viverra ullamcorper risus vitae faucibus. Nullam convallis a ex iaculis bibendum. Etiam in nunc non diam tristique tempus. Duis vel aliquam felis. Donec dignissim enim id dui aliquet hendrerit.</text:p>
          <text:p text:style-name="P3">Morbi tristique nulla risus, sed tincidunt ipsum tempor nec. Maecenas lobortis sapien mi, quis lobortis sapien iaculis non. Maecenas vehicula sem ut ipsum aliquam suscipit. Donec pellentesque enim leo, ac pellentesque nibh sagittis eget. Suspendisse nisi enim, aliquam sed nulla non, maximus tempor lectus. Sed lorem erat, pulvinar non ultricies a, porta sed neque. Suspendisse pharetra, felis pharetra condimentum aliquet, mi metus varius tortor, sit amet convallis ligula elit non nibh. Ut diam nunc, ornare vitae odio at, facilisis varius enim. Fusce in tempor ligula. Duis lacinia purus eget purus tincidunt, nec condimentum ante efficitur. Ut et lorem ultricies sem eleifend eleifend ac non ligula.</text:p>
          <text:p text:style-name="P3">Nulla dignissim ante sit amet ante sodales, quis porta erat suscipit. Integer ultrices odio diam, sit amet viverra ex consequat at. Curabitur aliquam at mi a dapibus. Etiam elit tortor, iaculis non metus id, ullamcorper feugiat turpis. Sed pharetra turpis ligula, non luctus eros efficitur sed. Pellentesque non augue venenatis, dapibus dui sed, maximus lorem. Maecenas pellentesque quam eget metus eleifend imperdiet. Suspendisse ut facilisis velit. Integer eget lobortis augue. Etiam in nulla lorem.</text:p>
          <text:p text:style-name="P3">Aliquam vitae nibh quam. Mauris tempus id nunc sed elementum. Ut ac ante quis ante ornare scelerisque nec sit amet ligula. Fusce tempus ullamcorper molestie. Vestibulum ex risus, varius sed velit a, vehicula pulvinar erat. Nam eget ligula pharetra tellus porttitor feugiat nec eget enim. Integer laoreet enim sit amet lorem venenatis viverra ac mollis magna.</text:p>
          <text:p text:style-name="P3">Mauris velit purus, viverra ut facilisis ac, sollicitudin in ante. Nulla et interdum mi. Integer varius aliquet est non malesuada. Vestibulum posuere, enim id feugiat placerat, enim metus pulvinar nisi, non fermentum eros tellus at sem. Pellentesque congue felis ut ligula semper, vitae auctor tellus fringilla. Nulla egestas vitae urna in consectetur. Etiam porttitor tempor risus, ac fermentum quam pharetra a.</text:p>
          <text:p text:style-name="P3">Maecenas ultrices feugiat sagittis. Sed vestibulum congue est, vitae tincidunt justo semper a. Sed aliquet nisi non lacus viverra, sit amet eleifend ligula vulputate. Donec vel pellentesque <text:soft-page-break/>est. Donec vel lobortis ante. Etiam hendrerit justo mi, sit amet ultricies leo venenatis vel. Sed non velit at arcu maximus tempus et vitae orci. Fusce pellentesque lacus feugiat, iaculis nulla sed, dapibus odio. Etiam nulla sapien, tempor vel nisi et, gravida dictum velit. Vestibulum arcu urna, egestas ac neque nec, tempor venenatis nunc. Vivamus lacinia accumsan lectus, quis scelerisque mi feugiat sed. Proin efficitur lectus vitae tempus vestibulum. Aliquam posuere, lorem in pellentesque elementum, urna metus scelerisque arcu, et vehicula quam ipsum sit amet leo. Sed ut lectus id sapien pellentesque placerat.</text:p>
          <text:p text:style-name="P3">Aliquam a metus augue. Nulla et tincidunt metus. Nunc mollis magna sed nisl feugiat porta. Phasellus eu nulla orci. In sed dui vitae libero aliquet interdum. Suspendisse fringilla augue quis nunc eleifend semper. Etiam efficitur bibendum dignissim. Praesent luctus turpis vitae enim interdum, eget convallis erat rutrum. Integer venenatis, elit nec aliquet vulputate, ex ante euismod justo, non aliquet ipsum sapien sit amet diam. Pellentesque auctor condimentum sem, eget dignissim arcu pretium vel. Sed ultricies nisl eu neque mattis blandit. Quisque interdum sagittis nisi ullamcorper suscipit. Curabitur varius eros urna, id hendrerit augue lobortis nec. Vivamus lacus arcu, molestie sed metus ac, imperdiet suscipit quam.</text:p>
          <text:p text:style-name="P3">In eget condimentum ligula. Praesent augue urna, euismod eget luctus eu, dignissim a neque. Quisque cursus faucibus sem, a commodo tellus dapibus a. Nullam pulvinar turpis vitae nisl semper molestie. Vestibulum tempus condimentum tincidunt. Donec bibendum diam non felis mollis commodo. Proin placerat enim cursus pretium ultricies. Sed dui tortor, faucibus placerat consectetur non, luctus suscipit nulla. Aenean vel sagittis tortor. Nunc non condimentum ante, sit amet consequat turpis.</text:p>
        </text:section>
      </text:section>
      <text:p text:style-name="P6"><draw:frame text:anchor-type="paragraph" draw:z-index="2" draw:name="Forme2" draw:style-name="gr3" draw:text-style-name="P17" svg:width="8.014cm" svg:height="0.65cm" svg:x="-0.005cm" svg:y="0.441cm"><draw:text-box><text:p text:style-name="P15">Le signataire 1</text:p></draw:text-box></draw:frame><draw:frame text:anchor-type="paragraph" draw:z-index="3" draw:name="Forme2_0" draw:style-name="gr3" draw:text-style-name="P16" svg:width="8.014cm" svg:height="0.65cm" svg:x="9.008cm" svg:y="0.441cm"><draw:text-box><text:p text:style-name="P15">Le signataire 2</text:p></draw:text-box></draw:frame><draw:frame text:anchor-type="paragraph" draw:z-index="4" draw:name="Forme3" draw:style-name="gr2" draw:text-style-name="P13" svg:width="8cm" svg:height="4.001cm" svg:x="9.008cm" svg:y="1.09cm"><draw:text-box><text:p/></draw:text-box></draw:frame><draw:frame text:anchor-type="paragraph" draw:z-index="5" draw:name="Forme3_0" draw:style-name="gr1" draw:text-style-name="P14" svg:width="8cm" svg:height="4.001cm" svg:x="0.009cm" svg:y="1.09cm"><draw:text-box><text:p text:style-name="P12"><text:span text:style-name="T2">#signature#</text:span></text:p></draw:text-box></draw:frame></text:p>
      <text:p text:style-name="P6"/>
      <text:p text:style-name="P6"><draw:frame text:anchor-type="paragraph" draw:z-index="6" draw:name="Forme3_2" draw:style-name="gr1" draw:text-style-name="P13" svg:width="8cm" svg:height="4.001cm" svg:x="9.022cm" svg:y="0.116cm"><draw:text-box><text:p text:style-name="P12"><text:span text:style-name="T2">#signature2#</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span text:style-name="T1">#cache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8T11:40:44.653000000</meta:creation-date>
    <meta:editing-duration>P3DT15H2M33S</meta:editing-duration>
    <meta:editing-cycles>6</meta:editing-cycles>
    <meta:generator>LibreOffice/7.2.6.2$Windows_X86_64 LibreOffice_project/b0ec3a565991f7569a5a7f5d24fed7f52653d754</meta:generator>
    <meta:print-date>2021-01-08T11:44:23.900000000</meta:print-date>
    <dc:date>2022-04-27T15:01:17.160000000</dc:date>
    <meta:document-statistic meta:table-count="0" meta:image-count="0" meta:object-count="0" meta:page-count="3" meta:paragraph-count="19" meta:word-count="1369" meta:character-count="9157" meta:non-whitespace-character-count="7806"/>
  </office:meta>
</office:document-meta>
</file>